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7"><text:span text:style-name="T10">do text</text:span></text:p><text:p text:style-name="P7"><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7"><text:span text:style-name="T10">do text if not len(self.getApplicants()) &gt; 1</text:span></text:p><text:p text:style-name="P7"><text:span text:style-name="T10">from xhtml(</text:span><text:span text:style-name="T11">tool.decorateHTML('UrbanAddress', </text:span><text:span text:style-name="T10">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7"><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7"><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7"><text:span text:style-name="T10">do text</text:span></text:p><text:p text:style-name="P7"><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7"><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7"><text:span text:style-name="T11">do text if len(self.getApplicants()) &gt; 1</text:span></text:p></office:annotation><text:span text:style-name="T3"><office:annotation><dc:creator>Gauthier Bastien</dc:creator><dc:date>2011-02-17T09:18:17</dc:date><text:p text:style-name="P7"><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7"><text:span text:style-name="T10">do text if len(self.getSolicitOpinionsTo()) &gt; 0</text:span></text:p></office:annotation><text:line-break/>La présente demande est soumise à la consultation des services ou commissions suivants :</text:p>
      <text:section text:style-name="Sect1" text:name="Section1">
        <text:list xml:id="list410587730" text:style-name="L1">
          <text:list-item>
            <text:p text:style-name="P6"><office:annotation><dc:creator>Stéphan Geulette</dc:creator><dc:date>2011-04-04T10:27:09</dc:date><text:p><text:span text:style-name="T10">do section- for opinion in self.</text:span><text:span text:style-name="T11">getValuesForTemplate('solicitOpinionsTo')</text:span></text:p></office:annotation><text:text-input text:description="Avis demandé">opinion</text:text-input><office:annotation><dc:creator>Stéphan Geulette</dc:creator><dc:date>2011-04-04T10:27:09</dc:date><text:p><text:span text:style-name="T11">do section- for opinion in self.getValuesForTemplate('solicitOpinionsTo')</text:span></text:p></office:annotation></text:p>
          </text:list-item>
        </text:list>
      </text:section>
      <text:p text:style-name="UrbanBody"><office:annotation><dc:creator>Stéphan Geulette</dc:creator><dc:date>2011-04-04T10:40:18</dc:date><text:p text:style-name="P7"><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7"><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7"><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7"><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7"><text:span text:style-name="T10">do text</text:span></text:p><text:p text:style-name="P7"><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7T10:37:25</meta:creation-date>
    <dc:date>2016-03-03T10:30:13</dc:date>
    <dc:language>fr-FR</dc:language>
    <meta:editing-cycles>137</meta:editing-cycles>
    <meta:editing-duration>P2DT9H1M52S</meta:editing-duration>
    <dc:creator>Ngaha </dc:creator>
    <meta:document-statistic meta:table-count="1" meta:image-count="0" meta:object-count="0" meta:page-count="2" meta:paragraph-count="39" meta:word-count="615" meta:character-count="4049" meta:non-whitespace-character-count="3490"/>
    <meta:user-defined meta:name="Info 1"/>
    <meta:user-defined meta:name="Info 2"/>
    <meta:user-defined meta:name="Info 3"/>
    <meta:user-defined meta:name="Info 4"/>
  </office:meta>
</office:document-meta>
</file>